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column-modules" style:family="table-column">
      <style:table-column-properties fo:break-before="auto" style:column-width="0.4in"/>
    </style:style>
    <style:style style:name="ta1" style:family="table" style:master-page-name="Default">
      <style:table-properties table:display="true" style:writing-mode="lr-tb"/>
    </style:style>
    <style:style style:name="column-default" style:family="table-column">
      <style:table-column-properties fo:break-before="auto" style:column-width="2.5cm"/>
    </style:style>
    <style:style style:name="row-default" style:family="table-row">
      <style:table-row-properties style:row-height="0.32in" fo:break-before="auto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lumn-default" table:number-columns-repeated="5" table:default-cell-style-name="Default"/>
        <table:table-column table:style-name="column-modules" table:number-columns-repeated="12" table:default-cell-style-name="cell-middle"/>
        <table:table-column table:style-name="column-default" table:number-columns-repeated="3" table:default-cell-style-name="Default"/>
        <table:table-column table:style-name="co1" table:number-columns-repeated="1004" table:default-cell-style-name="Default"/>
        <table:table-row table:style-name="ro1">
          <table:table-cell table:style-name="bold" office:value-type="string" office:string-value="Tag"/>
          <table:table-cell table:style-name="bold" office:value-type="string" office:string-value="Uhrzeit"/>
          <table:table-cell table:style-name="bold" office:value-type="string" office:string-value="Veranstaltung"/>
          <table:table-cell table:style-name="bold" office:value-type="string" office:string-value="Dozent"/>
          <table:table-cell table:style-name="bold" office:value-type="string" office:string-value="Raum"/>
          <table:table-cell table:style-name="bold" office:value-type="string" office:string-value="BM 1"/>
          <table:table-cell table:style-name="bold" office:value-type="string" office:string-value="BM 2"/>
          <table:table-cell table:style-name="bold" office:value-type="string" office:string-value="BM 3"/>
          <table:table-cell table:style-name="bold" office:value-type="string" office:string-value="AM 1"/>
          <table:table-cell table:style-name="bold" office:value-type="string" office:string-value="AM 2"/>
          <table:table-cell table:style-name="bold" office:value-type="string" office:string-value="AM 3"/>
          <table:table-cell table:style-name="bold" office:value-type="string" office:string-value="VM 1"/>
          <table:table-cell table:style-name="bold" office:value-type="string" office:string-value="VM 2"/>
          <table:table-cell table:style-name="bold" office:value-type="string" office:string-value="VM 3"/>
          <table:table-cell table:style-name="bold" office:value-type="string" office:string-value="GM 1"/>
          <table:table-cell table:style-name="bold" office:value-type="string" office:string-value="GM 2"/>
          <table:table-cell table:style-name="bold" office:value-type="string" office:string-value="GM 3"/>
          <table:table-cell table:style-name="bold" office:value-type="string" office:string-value="Sonst."/>
          <table:table-cell table:style-name="bold" office:value-type="string" office:string-value="OLAT Link"/>
          <table:table-cell table:style-name="bold" office:value-type="string" office:string-value="VRMB"/>
          <table:table-cell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074&amp;k_semester.semid=20241&amp;idcol=k_semester.semid&amp;idval=20241&amp;purge=n&amp;getglobal=semester&amp;text=Sommer+2024" xlink:type="simple">Das philosophiedidaktische</text:a> Potential narrativer Texte</text:p>
          </table:table-cell>
          <table:table-cell table:style-name="cell-wraped" office:value-type="string" office:string-value="Reh"/>
          <table:table-cell table:style-name="Default" office:value-type="string" office:string-value="NG 731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055&amp;k_semester.semid=20241&amp;idcol=k_semester.semid&amp;idval=20241&amp;purge=n&amp;getglobal=semester&amp;text=Sommer+2024" xlink:type="simple">Nietzsches Warnung</text:a> vor der Wahrheit und Luhmanns „Warnung vor der Moral“</text:p>
          </table:table-cell>
          <table:table-cell table:style-name="cell-wraped" office:value-type="string" office:string-value="Grün"/>
          <table:table-cell table:style-name="Default" office:value-type="string" office:string-value="SH 1.107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7213&amp;k_semester.semid=20241&amp;idcol=k_semester.semid&amp;idval=20241&amp;purge=n&amp;getglobal=semester&amp;text=Sommer+2024" xlink:type="simple">BM2: Einführung</text:a> in die Logik (nur BA NF, L3) (Basismodul) (Lehrauftrag)</text:p>
          </table:table-cell>
          <table:table-cell table:style-name="cell-wraped" office:value-type="string" office:string-value="Seitz"/>
          <table:table-cell table:style-name="Default" office:value-type="string" office:string-value="HZ 14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098&amp;k_semester.semid=20241&amp;idcol=k_semester.semid&amp;idval=20241&amp;purge=n&amp;getglobal=semester&amp;text=Sommer+2024" xlink:type="simple">_Lehraufträge Phil</text:a></text:p>
          </table:table-cell>
          <table:table-cell table:style-name="cell-wraped" office:value-type="string" office:string-value="Krebs"/>
          <table:table-cell table:style-name="Default" office:value-type="string" office:string-value="SH 1.108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7214&amp;k_semester.semid=20241&amp;idcol=k_semester.semid&amp;idval=20241&amp;purge=n&amp;getglobal=semester&amp;text=Sommer+2024" xlink:type="simple">WPM1 (Lektorium)</text:a> Philosophisches Schreiben zu selbstgewählten Themen</text:p>
          </table:table-cell>
          <table:table-cell table:style-name="cell-wraped" office:value-type="string" office:string-value="Müller"/>
          <table:table-cell table:style-name="Default" office:value-type="string" office:string-value="IG 25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7218&amp;k_semester.semid=20241&amp;idcol=k_semester.semid&amp;idval=20241&amp;purge=n&amp;getglobal=semester&amp;text=Sommer+2024" xlink:type="simple">BM1 Tutorien</text:a> 'Einführung in die Philosophie' (Basismodul)</text:p>
          </table:table-cell>
          <table:table-cell table:style-name="cell-wraped" office:value-type="string" office:string-value="Menke, Zinke"/>
          <table:table-cell table:style-name="Default" office:value-type="string" office:string-value="n.a."/>
          <table:table-cell table:style-name="cell-middle" office:value-type="string" office:string-value="x"/>
          <table:table-cell table:number-columns-repeated="13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4303&amp;k_semester.semid=20241&amp;idcol=k_semester.semid&amp;idval=20241&amp;purge=n&amp;getglobal=semester&amp;text=Sommer+2024" xlink:type="simple">Der Geist</text:a> als Maschine (Lehrauftrag)</text:p>
          </table:table-cell>
          <table:table-cell table:style-name="cell-wraped" office:value-type="string" office:string-value="Röska-Hardy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4216&amp;k_semester.semid=20241&amp;idcol=k_semester.semid&amp;idval=20241&amp;purge=n&amp;getglobal=semester&amp;text=Sommer+2024" xlink:type="simple">Feministische Subjektivität</text:a> (Lehrauftrag)</text:p>
          </table:table-cell>
          <table:table-cell table:style-name="cell-wraped" office:value-type="string" office:string-value="Eldracher"/>
          <table:table-cell table:style-name="Default" office:value-type="string" office:string-value="SH 5.102"/>
          <table:table-cell table:number-columns-repeated="4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7174&amp;k_semester.semid=20241&amp;idcol=k_semester.semid&amp;idval=20241&amp;purge=n&amp;getglobal=semester&amp;text=Sommer+2024" xlink:type="simple">Philosophinnen im</text:a> 18. Jahrhundert</text:p>
          </table:table-cell>
          <table:table-cell table:style-name="cell-wraped" office:value-type="string" office:string-value="Vesper"/>
          <table:table-cell table:style-name="Default" office:value-type="string" office:string-value="IG 31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0457&amp;k_semester.semid=20241&amp;idcol=k_semester.semid&amp;idval=20241&amp;purge=n&amp;getglobal=semester&amp;text=Sommer+2024" xlink:type="simple">Aristoteles EN</text:a> als Thema der Einführungsphase (Tugendvermittlung im Ethikunterricht)</text:p>
          </table:table-cell>
          <table:table-cell table:style-name="cell-wraped" office:value-type="string" office:string-value="Steinl"/>
          <table:table-cell table:style-name="Default" office:value-type="string" office:string-value="SP 1.04"/>
          <table:table-cell table:number-columns-repeated="14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7215&amp;k_semester.semid=20241&amp;idcol=k_semester.semid&amp;idval=20241&amp;purge=n&amp;getglobal=semester&amp;text=Sommer+2024" xlink:type="simple">BM2 Interpretationsseminar</text:a> - Pragmatismus</text:p>
          </table:table-cell>
          <table:table-cell table:style-name="cell-wraped" office:value-type="string" office:string-value="Müller"/>
          <table:table-cell table:style-name="Default" office:value-type="string" office:string-value="NG 1.741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1844&amp;k_semester.semid=20241&amp;idcol=k_semester.semid&amp;idval=20241&amp;purge=n&amp;getglobal=semester&amp;text=Sommer+2024" xlink:type="simple">Forschungskolloquium</text:a> Prof. Lutz-Bachmann</text:p>
          </table:table-cell>
          <table:table-cell table:style-name="cell-wraped" office:value-type="string" office:string-value="Lutz-Bachmann, Schweighöfer"/>
          <table:table-cell table:style-name="Default" office:value-type="string" office:string-value="IG 2.4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8102&amp;k_semester.semid=20241&amp;idcol=k_semester.semid&amp;idval=20241&amp;purge=n&amp;getglobal=semester&amp;text=Sommer+2024" xlink:type="simple">Grundlagen der</text:a> Philosophiedidaktik mit Microteaching</text:p>
          </table:table-cell>
          <table:table-cell table:style-name="cell-wraped" office:value-type="string" office:string-value="Joosten"/>
          <table:table-cell table:style-name="Default" office:value-type="string" office:string-value="SH 4.106"/>
          <table:table-cell table:number-columns-repeated="14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8343&amp;k_semester.semid=20241&amp;idcol=k_semester.semid&amp;idval=20241&amp;purge=n&amp;getglobal=semester&amp;text=Sommer+2024" xlink:type="simple">Soziale Erkenntnistheorie</text:a></text:p>
          </table:table-cell>
          <table:table-cell table:style-name="cell-wraped" office:value-type="string" office:string-value="Heil"/>
          <table:table-cell table:style-name="Default" office:value-type="string" office:string-value="SH 1.109"/>
          <table:table-cell table:number-columns-repeated="7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77217&amp;k_semester.semid=20241&amp;idcol=k_semester.semid&amp;idval=20241&amp;purge=n&amp;getglobal=semester&amp;text=Sommer+2024" xlink:type="simple">BM1 Einführung</text:a> in die Philosophie (Basismodul)</text:p>
          </table:table-cell>
          <table:table-cell table:style-name="cell-wraped" office:value-type="string" office:string-value="Menke, Zinke"/>
          <table:table-cell table:style-name="Default" office:value-type="string" office:string-value="HZ 6"/>
          <table:table-cell table:style-name="cell-middle" office:value-type="string" office:string-value="x"/>
          <table:table-cell table:number-columns-repeated="13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o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79774&amp;k_semester.semid=20241&amp;idcol=k_semester.semid&amp;idval=20241&amp;purge=n&amp;getglobal=semester&amp;text=Sommer+2024" xlink:type="simple">Rousseau: Diskurs</text:a> über die Ungleichheit</text:p>
          </table:table-cell>
          <table:table-cell table:style-name="cell-wraped" office:value-type="string" office:string-value="Kuch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346&amp;k_semester.semid=20241&amp;idcol=k_semester.semid&amp;idval=20241&amp;purge=n&amp;getglobal=semester&amp;text=Sommer+2024" xlink:type="simple">Dependenz und</text:a> Grounding: Zur Struktur der Realität (Lehrauftrag)</text:p>
          </table:table-cell>
          <table:table-cell table:style-name="cell-wraped" office:value-type="string" office:string-value="Trettin"/>
          <table:table-cell table:style-name="Default" office:value-type="string" office:string-value="SH 1.107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4304&amp;k_semester.semid=20241&amp;idcol=k_semester.semid&amp;idval=20241&amp;purge=n&amp;getglobal=semester&amp;text=Sommer+2024" xlink:type="simple">Grundlagen der</text:a> Naturphilosophie (Lehrauftrag)</text:p>
          </table:table-cell>
          <table:table-cell table:style-name="cell-wraped" office:value-type="string" office:string-value="Saudek"/>
          <table:table-cell table:style-name="Default" office:value-type="string" office:string-value="IG 0.454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9833&amp;k_semester.semid=20241&amp;idcol=k_semester.semid&amp;idval=20241&amp;purge=n&amp;getglobal=semester&amp;text=Sommer+2024" xlink:type="simple">Viebahn: Lying</text:a> and Misleading (Begleitseminar Buchsymposion Frankfurt/Gießen 24)</text:p>
          </table:table-cell>
          <table:table-cell table:style-name="cell-wraped" office:value-type="string" office:string-value="Krebs"/>
          <table:table-cell table:style-name="Default" office:value-type="string" office:string-value="SH 0.105"/>
          <table:table-cell table:number-columns-repeated="7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079&amp;k_semester.semid=20241&amp;idcol=k_semester.semid&amp;idval=20241&amp;purge=n&amp;getglobal=semester&amp;text=Sommer+2024" xlink:type="simple">Anfechtbares Schließen</text:a> und Überzeugungswandel (nonmonotonic reasoning and belief revision)</text:p>
          </table:table-cell>
          <table:table-cell table:style-name="cell-wraped" office:value-type="string" office:string-value="Ebert, Fuhrmann"/>
          <table:table-cell table:style-name="Default" office:value-type="string" office:string-value="IG 454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054&amp;k_semester.semid=20241&amp;idcol=k_semester.semid&amp;idval=20241&amp;purge=n&amp;getglobal=semester&amp;text=Sommer+2024" xlink:type="simple">Foucault und die Philosophie</text:a></text:p>
          </table:table-cell>
          <table:table-cell table:style-name="cell-wraped" office:value-type="string" office:string-value="Saar"/>
          <table:table-cell table:style-name="Default" office:value-type="string" office:string-value="NG 1.74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212&amp;k_semester.semid=20241&amp;idcol=k_semester.semid&amp;idval=20241&amp;purge=n&amp;getglobal=semester&amp;text=Sommer+2024" xlink:type="simple">tba</text:a></text:p>
          </table:table-cell>
          <table:table-cell table:style-name="cell-wraped" office:value-type="string" office:string-value="Müller"/>
          <table:table-cell table:style-name="Default" office:value-type="string" office:string-value="IG 0.454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7170&amp;k_semester.semid=20241&amp;idcol=k_semester.semid&amp;idval=20241&amp;purge=n&amp;getglobal=semester&amp;text=Sommer+2024" xlink:type="simple">Vorlesung: Theorien</text:a> der Erkenntnis in der antiken Philosophie</text:p>
          </table:table-cell>
          <table:table-cell table:style-name="cell-wraped" office:value-type="string" office:string-value="Buddensiek"/>
          <table:table-cell table:style-name="Default" office:value-type="string" office:string-value="HZ 6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8104&amp;k_semester.semid=20241&amp;idcol=k_semester.semid&amp;idval=20241&amp;purge=n&amp;getglobal=semester&amp;text=Sommer+2024" xlink:type="simple">Hegels Theorie</text:a> des absoluten Geistes</text:p>
          </table:table-cell>
          <table:table-cell table:style-name="cell-wraped" office:value-type="string" office:string-value="Menke, Schmidt"/>
          <table:table-cell table:style-name="Default" office:value-type="string" office:string-value="SH 1.104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0452&amp;k_semester.semid=20241&amp;idcol=k_semester.semid&amp;idval=20241&amp;purge=n&amp;getglobal=semester&amp;text=Sommer+2024" xlink:type="simple">BM2 Interpretationsseminar</text:a> - Neuzeitliche Philosophie des Geistes (Basismodul)</text:p>
          </table:table-cell>
          <table:table-cell table:style-name="cell-wraped" office:value-type="string" office:string-value="Müller"/>
          <table:table-cell table:style-name="Default" office:value-type="string" office:string-value="SH 4.104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0458&amp;k_semester.semid=20241&amp;idcol=k_semester.semid&amp;idval=20241&amp;purge=n&amp;getglobal=semester&amp;text=Sommer+2024" xlink:type="simple">Einführung in</text:a> die Kritische Theorie als Thema der Schule</text:p>
          </table:table-cell>
          <table:table-cell table:style-name="cell-wraped" office:value-type="string" office:string-value="Steinl"/>
          <table:table-cell table:style-name="Default" office:value-type="string" office:string-value="SP 1.02"/>
          <table:table-cell table:number-columns-repeated="14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1831&amp;k_semester.semid=20241&amp;idcol=k_semester.semid&amp;idval=20241&amp;purge=n&amp;getglobal=semester&amp;text=Sommer+2024" xlink:type="simple">Forschungskolloquium</text:a> Prof. Fuhrmann</text:p>
          </table:table-cell>
          <table:table-cell table:style-name="cell-wraped" office:value-type="string" office:string-value="Fuhrmann, Kauss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1841&amp;k_semester.semid=20241&amp;idcol=k_semester.semid&amp;idval=20241&amp;purge=n&amp;getglobal=semester&amp;text=Sommer+2024" xlink:type="simple">Forschungskolloquium</text:a> Willaschek</text:p>
          </table:table-cell>
          <table:table-cell table:style-name="cell-wraped" office:value-type="string" office:string-value="Vesper"/>
          <table:table-cell table:style-name="Default" office:value-type="string" office:string-value="IG 0.454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7171&amp;k_semester.semid=20241&amp;idcol=k_semester.semid&amp;idval=20241&amp;purge=n&amp;getglobal=semester&amp;text=Sommer+2024" xlink:type="simple">Platon: Staat (Buch V-VII)</text:a></text:p>
          </table:table-cell>
          <table:table-cell table:style-name="cell-wraped" office:value-type="string" office:string-value="Buddensiek"/>
          <table:table-cell table:style-name="Default" office:value-type="string" office:string-value="NG 1.741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0455&amp;k_semester.semid=20241&amp;idcol=k_semester.semid&amp;idval=20241&amp;purge=n&amp;getglobal=semester&amp;text=Sommer+2024" xlink:type="simple">Die Entstehung</text:a> der Philosophie als Grundfrage des Ethikunterrichts</text:p>
          </table:table-cell>
          <table:table-cell table:style-name="cell-wraped" office:value-type="string" office:string-value="Steinl"/>
          <table:table-cell table:style-name="Default" office:value-type="string" office:string-value="SP 1.02"/>
          <table:table-cell table:number-columns-repeated="2"/>
          <table:table-cell table:style-name="cell-middle" office:value-type="string" office:string-value="x"/>
          <table:table-cell table:number-columns-repeated="11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4388&amp;k_semester.semid=20241&amp;idcol=k_semester.semid&amp;idval=20241&amp;purge=n&amp;getglobal=semester&amp;text=Sommer+2024" xlink:type="simple">Die Philosophie</text:a> Arthur Schopenhauers (Lehrauftrag)</text:p>
          </table:table-cell>
          <table:table-cell table:style-name="cell-wraped" office:value-type="string" office:string-value="Müller (FB 08)"/>
          <table:table-cell table:style-name="Default" office:value-type="string" office:string-value="SH 0.106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71832&amp;k_semester.semid=20241&amp;idcol=k_semester.semid&amp;idval=20241&amp;purge=n&amp;getglobal=semester&amp;text=Sommer+2024" xlink:type="simple">Forschungskolloquium</text:a> Prof. Menke</text:p>
          </table:table-cell>
          <table:table-cell table:style-name="cell-wraped" office:value-type="string" office:string-value="Menke"/>
          <table:table-cell table:style-name="Default" office:value-type="string" office:string-value="SH 1.107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i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4225&amp;k_semester.semid=20241&amp;idcol=k_semester.semid&amp;idval=20241&amp;purge=n&amp;getglobal=semester&amp;text=Sommer+2024" xlink:type="simple">Rechtsphilosophie und</text:a> Strafzwecktheorien (L3- Bezug) (Lehrauftrag)</text:p>
          </table:table-cell>
          <table:table-cell table:style-name="cell-wraped" office:value-type="string" office:string-value="Kühnlei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075&amp;k_semester.semid=20241&amp;idcol=k_semester.semid&amp;idval=20241&amp;purge=n&amp;getglobal=semester&amp;text=Sommer+2024" xlink:type="simple">Basistexte der</text:a> Philosophiedidaktik 1</text:p>
          </table:table-cell>
          <table:table-cell table:style-name="cell-wraped" office:value-type="string" office:string-value="Reh"/>
          <table:table-cell table:style-name="Default" office:value-type="string" office:string-value="NG 731"/>
          <table:table-cell table:number-columns-repeated="14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441&amp;k_semester.semid=20241&amp;idcol=k_semester.semid&amp;idval=20241&amp;purge=n&amp;getglobal=semester&amp;text=Sommer+2024" xlink:type="simple">Grundfragen der Metaphysik</text:a></text:p>
          </table:table-cell>
          <table:table-cell table:style-name="cell-wraped" office:value-type="string" office:string-value="Zinke"/>
          <table:table-cell table:style-name="Default" office:value-type="string" office:string-value="SH 2.101"/>
          <table:table-cell table:number-columns-repeated="4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4224&amp;k_semester.semid=20241&amp;idcol=k_semester.semid&amp;idval=20241&amp;purge=n&amp;getglobal=semester&amp;text=Sommer+2024" xlink:type="simple">Politische Philosophie</text:a> (Lehrauftrag)</text:p>
          </table:table-cell>
          <table:table-cell table:style-name="cell-wraped" office:value-type="string" office:string-value="Jooste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103&amp;k_semester.semid=20241&amp;idcol=k_semester.semid&amp;idval=20241&amp;purge=n&amp;getglobal=semester&amp;text=Sommer+2024" xlink:type="simple">Recht und Gesellschaft</text:a></text:p>
          </table:table-cell>
          <table:table-cell table:style-name="cell-wraped" office:value-type="string" office:string-value="Menke"/>
          <table:table-cell table:style-name="Default" office:value-type="string" office:string-value="NG 1.741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8101&amp;k_semester.semid=20241&amp;idcol=k_semester.semid&amp;idval=20241&amp;purge=n&amp;getglobal=semester&amp;text=Sommer+2024" xlink:type="simple">Begleitseminar Praxissemester</text:a> (FD)</text:p>
          </table:table-cell>
          <table:table-cell table:style-name="cell-wraped" office:value-type="string" office:string-value="Joosten"/>
          <table:table-cell table:style-name="Default" office:value-type="string" office:string-value="NG 731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Mi"/>
          <table:table-cell table:style-name="Default" office:value-type="string" office:string-value="17-18"/>
          <table:table-cell table:style-name="cell-wraped" office:value-type="string" office:string-value="">
            <text:p><text:a xlink:href="https://qis.server.uni-frankfurt.de/qisserver/rds?state=verpublish&amp;publishContainer=lectureContainer&amp;publishid=379966&amp;k_semester.semid=20241&amp;idcol=k_semester.semid&amp;idval=20241&amp;purge=n&amp;getglobal=semester&amp;text=Sommer+2024" xlink:type="simple">Übung: Altgriechische</text:a> Lektüre Aristoteles: Eudemische Ethik II</text:p>
          </table:table-cell>
          <table:table-cell table:style-name="cell-wraped" office:value-type="string" office:string-value="Odzuck"/>
          <table:table-cell table:style-name="Default" office:value-type="string" office:string-value="n.a."/>
          <table:table-cell table:number-columns-repeated="5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08-10"/>
          <table:table-cell table:style-name="cell-wraped" office:value-type="string" office:string-value="">
            <text:p><text:a xlink:href="https://qis.server.uni-frankfurt.de/qisserver/rds?state=verpublish&amp;publishContainer=lectureContainer&amp;publishid=378444&amp;k_semester.semid=20241&amp;idcol=k_semester.semid&amp;idval=20241&amp;purge=n&amp;getglobal=semester&amp;text=Sommer+2024" xlink:type="simple">Thomas von</text:a> Aquin, Über sittliches Handeln</text:p>
          </table:table-cell>
          <table:table-cell table:style-name="cell-wraped" office:value-type="string" office:string-value="Odzuck"/>
          <table:table-cell table:style-name="Default" office:value-type="string" office:string-value="SH 0.106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7216&amp;k_semester.semid=20241&amp;idcol=k_semester.semid&amp;idval=20241&amp;purge=n&amp;getglobal=semester&amp;text=Sommer+2024" xlink:type="simple">BM2 Interpretationsseminar</text:a> - Hume: Eine Untersuchung über den menschlichen Verstand (Basismodul)</text:p>
          </table:table-cell>
          <table:table-cell table:style-name="cell-wraped" office:value-type="string" office:string-value="Krebs"/>
          <table:table-cell table:style-name="Default" office:value-type="string" office:string-value="SH 1.105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076&amp;k_semester.semid=20241&amp;idcol=k_semester.semid&amp;idval=20241&amp;purge=n&amp;getglobal=semester&amp;text=Sommer+2024" xlink:type="simple">Einführung in</text:a> die philosophische Filmdidaktik</text:p>
          </table:table-cell>
          <table:table-cell table:style-name="cell-wraped" office:value-type="string" office:string-value="Reh"/>
          <table:table-cell table:style-name="Default" office:value-type="string" office:string-value="SH 3.108"/>
          <table:table-cell table:number-columns-repeated="14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84297&amp;k_semester.semid=20241&amp;idcol=k_semester.semid&amp;idval=20241&amp;purge=n&amp;getglobal=semester&amp;text=Sommer+2024" xlink:type="simple">Grundlagen der</text:a> Metaphilosophie (Lehrauftrag) [Dr. Lewin]</text:p>
          </table:table-cell>
          <table:table-cell table:style-name="cell-wraped" office:value-type="string" office:string-value="Lewin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8440&amp;k_semester.semid=20241&amp;idcol=k_semester.semid&amp;idval=20241&amp;purge=n&amp;getglobal=semester&amp;text=Sommer+2024" xlink:type="simple">Philosophie der</text:a> Mathematik in historischer Perspektive</text:p>
          </table:table-cell>
          <table:table-cell table:style-name="cell-wraped" office:value-type="string" office:string-value="Epple, Zinke"/>
          <table:table-cell table:style-name="Default" office:value-type="string" office:string-value="SH 3.107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0-12"/>
          <table:table-cell table:style-name="cell-wraped" office:value-type="string" office:string-value="">
            <text:p><text:a xlink:href="https://qis.server.uni-frankfurt.de/qisserver/rds?state=verpublish&amp;publishContainer=lectureContainer&amp;publishid=379708&amp;k_semester.semid=20241&amp;idcol=k_semester.semid&amp;idval=20241&amp;purge=n&amp;getglobal=semester&amp;text=Sommer+2024" xlink:type="simple">Stoische Logik und Semantik</text:a></text:p>
          </table:table-cell>
          <table:table-cell table:style-name="cell-wraped" office:value-type="string" office:string-value="Buddensiek"/>
          <table:table-cell table:style-name="Default" office:value-type="string" office:string-value="SH 0.101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4187&amp;k_semester.semid=20241&amp;idcol=k_semester.semid&amp;idval=20241&amp;purge=n&amp;getglobal=semester&amp;text=Sommer+2024" xlink:type="simple">BM2 Interpretationsseminar</text:a> - Herder (Basismodul) (Lehrauftrag)</text:p>
          </table:table-cell>
          <table:table-cell table:style-name="cell-wraped" office:value-type="string" office:string-value="Seitz"/>
          <table:table-cell table:style-name="Default" office:value-type="string" office:string-value="SH 5.103"/>
          <table:table-cell/>
          <table:table-cell table:style-name="cell-middle" office:value-type="string" office:string-value="x"/>
          <table:table-cell table:number-columns-repeated="1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80462&amp;k_semester.semid=20241&amp;idcol=k_semester.semid&amp;idval=20241&amp;purge=n&amp;getglobal=semester&amp;text=Sommer+2024" xlink:type="simple">Die Transparenz des Geistes</text:a></text:p>
          </table:table-cell>
          <table:table-cell table:style-name="cell-wraped" office:value-type="string" office:string-value="Kauss"/>
          <table:table-cell table:style-name="Default" office:value-type="string" office:string-value="SH 1.108"/>
          <table:table-cell table:number-columns-repeated="7"/>
          <table:table-cell table:style-name="cell-middle" office:value-type="string" office:string-value="x"/>
          <table:table-cell table:number-columns-repeated="2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445&amp;k_semester.semid=20241&amp;idcol=k_semester.semid&amp;idval=20241&amp;purge=n&amp;getglobal=semester&amp;text=Sommer+2024" xlink:type="simple">Expertenwissen (technē)</text:a> bei Platon und Aristoteles</text:p>
          </table:table-cell>
          <table:table-cell table:style-name="cell-wraped" office:value-type="string" office:string-value="Odzuck"/>
          <table:table-cell table:style-name="Default" office:value-type="string" office:string-value="SH 3.107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099&amp;k_semester.semid=20241&amp;idcol=k_semester.semid&amp;idval=20241&amp;purge=n&amp;getglobal=semester&amp;text=Sommer+2024" xlink:type="simple">Kant: "De</text:a> mundi sensibilis atque intelligibilis"</text:p>
          </table:table-cell>
          <table:table-cell table:style-name="cell-wraped" office:value-type="string" office:string-value="Fuhrmann"/>
          <table:table-cell table:style-name="Default" office:value-type="string" office:string-value="IG 0.454"/>
          <table:table-cell table:number-columns-repeated="6"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3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7173&amp;k_semester.semid=20241&amp;idcol=k_semester.semid&amp;idval=20241&amp;purge=n&amp;getglobal=semester&amp;text=Sommer+2024" xlink:type="simple">Vorlesung: Grundlagen</text:a> der Metaethik</text:p>
          </table:table-cell>
          <table:table-cell table:style-name="cell-wraped" office:value-type="string" office:string-value="Vesper"/>
          <table:table-cell table:style-name="Default" office:value-type="string" office:string-value="SH 0.101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1839&amp;k_semester.semid=20241&amp;idcol=k_semester.semid&amp;idval=20241&amp;purge=n&amp;getglobal=semester&amp;text=Sommer+2024" xlink:type="simple">Forschungskolloquium</text:a> zur Antiken Philosophie</text:p>
          </table:table-cell>
          <table:table-cell table:style-name="cell-wraped" office:value-type="string" office:string-value="Buddensiek"/>
          <table:table-cell table:style-name="Default" office:value-type="string" office:string-value="IG 2.5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0062&amp;k_semester.semid=20241&amp;idcol=k_semester.semid&amp;idval=20241&amp;purge=n&amp;getglobal=semester&amp;text=Sommer+2024" xlink:type="simple">Neuere politische Philosophien</text:a></text:p>
          </table:table-cell>
          <table:table-cell table:style-name="cell-wraped" office:value-type="string" office:string-value="Eichhorn"/>
          <table:table-cell table:style-name="Default" office:value-type="string" office:string-value="IG 0.454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2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71430&amp;k_semester.semid=20241&amp;idcol=k_semester.semid&amp;idval=20241&amp;purge=n&amp;getglobal=semester&amp;text=Sommer+2024" xlink:type="simple">Sklaverei/Freiheit –</text:a> „Umkehrungen“ des Besitzindividualismus bei Hartman und Marx</text:p>
          </table:table-cell>
          <table:table-cell table:style-name="cell-wraped" office:value-type="string" office:string-value=""/>
          <table:table-cell table:style-name="Default" office:value-type="string" office:string-value="SH 2.108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0456&amp;k_semester.semid=20241&amp;idcol=k_semester.semid&amp;idval=20241&amp;purge=n&amp;getglobal=semester&amp;text=Sommer+2024" xlink:type="simple">Die Mythologie</text:a> der Griechen und "Indianer" als Thema des Ethikunterrichts in Sek. I</text:p>
          </table:table-cell>
          <table:table-cell table:style-name="cell-wraped" office:value-type="string" office:string-value="Steinl"/>
          <table:table-cell table:style-name="Default" office:value-type="string" office:string-value="IG 251"/>
          <table:table-cell table:number-columns-repeated="14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71837&amp;k_semester.semid=20241&amp;idcol=k_semester.semid&amp;idval=20241&amp;purge=n&amp;getglobal=semester&amp;text=Sommer+2024" xlink:type="simple">Forschungskolloquium</text:a> Prof. Zinke</text:p>
          </table:table-cell>
          <table:table-cell table:style-name="cell-wraped" office:value-type="string" office:string-value="Zinke"/>
          <table:table-cell table:style-name="Default" office:value-type="string" office:string-value="IG 2.401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6-18"/>
          <table:table-cell table:style-name="cell-wraped" office:value-type="string" office:string-value="">
            <text:p><text:a xlink:href="https://qis.server.uni-frankfurt.de/qisserver/rds?state=verpublish&amp;publishContainer=lectureContainer&amp;publishid=384300&amp;k_semester.semid=20241&amp;idcol=k_semester.semid&amp;idval=20241&amp;purge=n&amp;getglobal=semester&amp;text=Sommer+2024" xlink:type="simple">John Rawls'</text:a> politische Philosophie (Lehrauftrag)</text:p>
          </table:table-cell>
          <table:table-cell table:style-name="cell-wraped" office:value-type="string" office:string-value="Romanus"/>
          <table:table-cell table:style-name="Default" office:value-type="string" office:string-value="SH 5.107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RM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8-21"/>
          <table:table-cell table:style-name="cell-wraped" office:value-type="string" office:string-value="">
            <text:p><text:a xlink:href="https://qis.server.uni-frankfurt.de/qisserver/rds?state=verpublish&amp;publishContainer=lectureContainer&amp;publishid=371834&amp;k_semester.semid=20241&amp;idcol=k_semester.semid&amp;idval=20241&amp;purge=n&amp;getglobal=semester&amp;text=Sommer+2024" xlink:type="simple">Forschungskolloquium</text:a> Sozialphilosophie</text:p>
          </table:table-cell>
          <table:table-cell table:style-name="cell-wraped" office:value-type="string" office:string-value="Saar"/>
          <table:table-cell table:style-name="Default" office:value-type="string" office:string-value="IG 457"/>
          <table:table-cell table:number-columns-repeated="14"/>
          <table:table-cell table:style-name="Default" office:value-type="string" office:string-value="VR_B"/>
        </table:table-row>
        <table:table-row table:style-name="row-default">
          <table:table-cell table:style-name="Default" office:value-type="string" office:string-value="Do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84214&amp;k_semester.semid=20241&amp;idcol=k_semester.semid&amp;idval=20241&amp;purge=n&amp;getglobal=semester&amp;text=Sommer+2024" xlink:type="simple">Saul Kripke:</text:a> Naming and Necessity (Lehrauftrag)</text:p>
          </table:table-cell>
          <table:table-cell table:style-name="cell-wraped" office:value-type="string" office:string-value="Esmi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0-17"/>
          <table:table-cell table:style-name="cell-wraped" office:value-type="string" office:string-value="">
            <text:p><text:a xlink:href="https://qis.server.uni-frankfurt.de/qisserver/rds?state=verpublish&amp;publishContainer=lectureContainer&amp;publishid=380464&amp;k_semester.semid=20241&amp;idcol=k_semester.semid&amp;idval=20241&amp;purge=n&amp;getglobal=semester&amp;text=Sommer+2024" xlink:type="simple">Die Psychoanalyse</text:a> und das Reale (Titellehre: PD Dr. Jan Völker)</text:p>
          </table:table-cell>
          <table:table-cell table:style-name="cell-wraped" office:value-type="string" office:string-value="Krebs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1630&amp;k_semester.semid=20241&amp;idcol=k_semester.semid&amp;idval=20241&amp;purge=n&amp;getglobal=semester&amp;text=Sommer+2024" xlink:type="simple">Einführung in</text:a> die Phil. der Gefühle</text:p>
          </table:table-cell>
          <table:table-cell table:style-name="cell-wraped" office:value-type="string" office:string-value=""/>
          <table:table-cell table:style-name="Default" office:value-type="string" office:string-value="SH 4.104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2-14"/>
          <table:table-cell table:style-name="cell-wraped" office:value-type="string" office:string-value="">
            <text:p><text:a xlink:href="https://qis.server.uni-frankfurt.de/qisserver/rds?state=verpublish&amp;publishContainer=lectureContainer&amp;publishid=378442&amp;k_semester.semid=20241&amp;idcol=k_semester.semid&amp;idval=20241&amp;purge=n&amp;getglobal=semester&amp;text=Sommer+2024" xlink:type="simple">Philosophie und Autobiographie</text:a></text:p>
          </table:table-cell>
          <table:table-cell table:style-name="cell-wraped" office:value-type="string" office:string-value="Blättler"/>
          <table:table-cell table:style-name="Default" office:value-type="string" office:string-value="SH 1.109"/>
          <table:table-cell table:number-columns-repeated="6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5"/>
          <table:table-cell table:style-name="Default" office:value-type="string" office:string-value="VRM_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0463&amp;k_semester.semid=20241&amp;idcol=k_semester.semid&amp;idval=20241&amp;purge=n&amp;getglobal=semester&amp;text=Sommer+2024" xlink:type="simple">Philosophien der Geschichte</text:a></text:p>
          </table:table-cell>
          <table:table-cell table:style-name="cell-wraped" office:value-type="string" office:string-value="Heller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_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4-16"/>
          <table:table-cell table:style-name="cell-wraped" office:value-type="string" office:string-value="">
            <text:p><text:a xlink:href="https://qis.server.uni-frankfurt.de/qisserver/rds?state=verpublish&amp;publishContainer=lectureContainer&amp;publishid=384222&amp;k_semester.semid=20241&amp;idcol=k_semester.semid&amp;idval=20241&amp;purge=n&amp;getglobal=semester&amp;text=Sommer+2024" xlink:type="simple">Critical Theory:</text:a> Concept and Problems (Lehrauftrag KT)</text:p>
          </table:table-cell>
          <table:table-cell table:style-name="cell-wraped" office:value-type="string" office:string-value="Giannakakis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8"/>
          <table:table-cell table:style-name="Default" office:value-type="string" office:string-value="V_MB"/>
        </table:table-row>
        <table:table-row table:style-name="row-default">
          <table:table-cell table:style-name="Default" office:value-type="string" office:string-value="Fr"/>
          <table:table-cell table:style-name="Default" office:value-type="string" office:string-value="18-20"/>
          <table:table-cell table:style-name="cell-wraped" office:value-type="string" office:string-value="">
            <text:p><text:a xlink:href="https://qis.server.uni-frankfurt.de/qisserver/rds?state=verpublish&amp;publishContainer=lectureContainer&amp;publishid=371849&amp;k_semester.semid=20241&amp;idcol=k_semester.semid&amp;idval=20241&amp;purge=n&amp;getglobal=semester&amp;text=Sommer+2024" xlink:type="simple">Institutskolloquium Philosophie</text:a> </text:p>
          </table:table-cell>
          <table:table-cell table:style-name="cell-wraped" office:value-type="string" office:string-value="Krebs"/>
          <table:table-cell table:style-name="Default" office:value-type="string" office:string-value="SH 0.101"/>
          <table:table-cell table:number-columns-repeated="14"/>
          <table:table-cell table:style-name="Default" office:value-type="string" office:string-value="VR__"/>
        </table:table-row>
        <table:table-row table:style-name="row-default">
          <table:table-cell table:style-name="Default" office:value-type="string" office:string-value="n.a."/>
          <table:table-cell table:style-name="Default" office:value-type="string" office:string-value="n.a."/>
          <table:table-cell table:style-name="cell-wraped" office:value-type="string" office:string-value="">
            <text:p><text:a xlink:href="https://qis.server.uni-frankfurt.de/qisserver/rds?state=verpublish&amp;publishContainer=lectureContainer&amp;publishid=384409&amp;k_semester.semid=20241&amp;idcol=k_semester.semid&amp;idval=20241&amp;purge=n&amp;getglobal=semester&amp;text=Sommer+2024" xlink:type="simple">Grundlagen der</text:a> Philosophie des Geistes (Lehrauftrag)</text:p>
          </table:table-cell>
          <table:table-cell table:style-name="cell-wraped" office:value-type="string" office:string-value="Borner"/>
          <table:table-cell table:style-name="Default" office:value-type="string" office:string-value="n.a."/>
          <table:table-cell table:number-columns-repeated="3"/>
          <table:table-cell table:style-name="cell-middle" office:value-type="string" office:string-value="x"/>
          <table:table-cell table:style-name="cell-middle" office:value-type="string" office:string-value="x"/>
          <table:table-cell table:number-columns-repeated="9"/>
          <table:table-cell table:style-name="Default" office:value-type="string" office:string-value="V_MB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bold" style:family="table-cell" style:parent-style-name="Default">
      <style:text-properties fo:font-weight="bold" style:font-weight-asian="bold" style:font-weight-complex="bold"/>
    </style:style>
    <style:style style:name="cell-middle" style:family="table-cell" style:parent-style-name="Default">
      <style:table-cell-properties style:vertical-align="middle"/>
      <style:paragraph-properties fo:text-align="center"/>
    </style:style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cell-wraped" style:family="table-cell" style:parent-style-name="Default">
      <style:table-cell-properties fo:wrap-option="wrap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4-02-19T22:56:50</dc:date>
    <dc:language>en</dc:language>
    <meta:generator>FastOds/0.8.1</meta:generator>
    <meta:editing-cycles>1</meta:editing-cycles>
    <meta:editing-duration>PT1M00S</meta:editing-duration>
  </office:meta>
</office:document-meta>
</file>